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7731b" officeooo:paragraph-rsid="0007731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on:<text:span text:style-name="T1"><text:tab/>updateBoard(gp : GamePlay)</text:span></text:p>
      <text:p text:style-name="P1"/>
      <text:p text:style-name="P1">Cross References:<text:tab/><text:span text:style-name="T1">Use Case: Play a Level</text:span></text:p>
      <text:p text:style-name="P1"/>
      <text:p text:style-name="P1">Pre-Conditions:</text:p>
      <text:p text:style-name="P1"><text:span text:style-name="T1">- the GamePlay's board is the same size as the current board</text:span></text:p>
      <text:p text:style-name="P1"><text:span text:style-name="T1">- the GamePlay's board is different than the current board</text:span></text:p>
      <text:p text:style-name="P1"><text:span text:style-name="T1">- the GamePlay has a non-null score and remaining moves/time</text:span></text:p>
      <text:p text:style-name="P1"><text:span text:style-name="T1">- there are no Elements in the board that aren't Cells</text:span></text:p>
      <text:p text:style-name="P1"/>
      <text:p text:style-name="P1">Post-Conditions:</text:p>
      <text:p text:style-name="P1"><text:span text:style-name="T1">- If the score is above the necessary score, a Game Won message is shown instead of the board. The current game finishes.</text:span></text:p>
      <text:p text:style-name="P1"><text:span text:style-name="T1">- If the remaining time/moves is 0, the board is not shown, and instead a Game Over message is given. The current game finishes.</text:span></text:p>
      <text:p text:style-name="P1"><text:span text:style-name="T1">- the board shown on the GUI will be updated otherwise. The board will be filled according to the cell matrix of the GamePlay object passed to it. The remaining time/moves and current score are also taken from the GamePlay object to be updated on the scre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1:50:09.612819228</meta:creation-date>
    <dc:date>2014-12-11T22:03:50.298249704</dc:date>
    <meta:editing-duration>P0D</meta:editing-duration>
    <meta:editing-cycles>1</meta:editing-cycles>
    <meta:document-statistic meta:table-count="0" meta:image-count="0" meta:object-count="0" meta:page-count="1" meta:paragraph-count="11" meta:word-count="150" meta:character-count="847" meta:non-whitespace-character-count="708"/>
    <meta:generator>LibreOffice/4.2.7.2$Linux_X86_64 LibreOffice_project/420m0$Build-2</meta:generator>
  </office:meta>
</office:document-meta>
</file>